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2265" officeooo:paragraph-rsid="001b2265"/>
    </style:style>
    <style:style style:name="P2" style:family="paragraph" style:parent-style-name="Standard">
      <style:text-properties fo:font-weight="bold" officeooo:rsid="001b2265" officeooo:paragraph-rsid="001b2265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ame: <text:span text:style-name="T2">Abbas Nadir</text:span></text:p>
      <text:p text:style-name="P2">ph. no: <text:span text:style-name="T2">9373885227</text:span></text:p>
      <text:p text:style-name="P2">Position: <text:span text:style-name="T2">Full Stack developer (Tech domain)</text:span></text:p>
      <text:p text:style-name="P2"/>
      <text:p text:style-name="P2">Project, task 1:</text:p>
      <text:p text:style-name="P1"><text:a xlink:type="simple" xlink:href="https://github.com/pro0grammer1/chatbot" text:style-name="Internet_20_link" text:visited-style-name="Visited_20_Internet_20_Link">https://github.com/pro0grammer1/chatbot</text:a></text:p>
      <text:p text:style-name="P1"><text:a xlink:type="simple" xlink:href="https://gfg-abbas-chatbot.vercel.app/" text:style-name="Internet_20_link" text:visited-style-name="Visited_20_Internet_20_Link">https://gfg-abbas-chatbot.vercel.app/</text:a></text:p>
      <text:p text:style-name="P1"/>
      <text:p text:style-name="P1"/>
      <text:p text:style-name="P1"><text:span text:style-name="T1">Personal projects:<text:line-break/></text:span>github profile: <text:a xlink:type="simple" xlink:href="https://github.com/pro0grammer1" text:style-name="Internet_20_link" text:visited-style-name="Visited_20_Internet_20_Link">https://github.com/pro0grammer1</text:a></text:p>
      <text:p text:style-name="P1"/>
      <text:p text:style-name="P1">Hangman game for wolvesville game community: </text:p>
      <text:p text:style-name="P1"><text:a xlink:type="simple" xlink:href="https://github.com/pro0grammer1/hangman" text:style-name="Internet_20_link" text:visited-style-name="Visited_20_Internet_20_Link">https://github.com/pro0grammer1/hangman</text:a></text:p>
      <text:p text:style-name="P1"><text:a xlink:type="simple" xlink:href="https://prohangman.vercel.app/" text:style-name="Internet_20_link" text:visited-style-name="Visited_20_Internet_20_Link">https://prohangman.vercel.app</text:a></text:p>
      <text:p text:style-name="P1"/>
      <text:p text:style-name="P1">Blink Bot (a discord bot):<text:line-break/><text:a xlink:type="simple" xlink:href="https://github.com/pro0grammer1/blinkbot" text:style-name="Internet_20_link" text:visited-style-name="Visited_20_Internet_20_Link">https://github.com/pro0grammer1/blinkbot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30T22:14:05.994453706</meta:creation-date>
    <dc:date>2025-07-30T22:21:51.219680063</dc:date>
    <meta:editing-duration>PT7M50S</meta:editing-duration>
    <meta:editing-cycles>1</meta:editing-cycles>
    <meta:document-statistic meta:table-count="0" meta:image-count="0" meta:object-count="0" meta:page-count="1" meta:paragraph-count="11" meta:word-count="36" meta:character-count="417" meta:non-whitespace-character-count="391"/>
    <meta:generator>LibreOffice/24.2.7.2$Linux_X86_64 LibreOffice_project/420$Build-2</meta:generator>
  </office:meta>
</office:document-meta>
</file>